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Monaco" svg:font-family="Monaco, MonacoRegular, 'Courier New', monospace"/>
    <style:font-face style:name="Open Sans" svg:font-family="'Open Sans'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8.772cm" table:align="left"/>
    </style:style>
    <style:style style:name="Таблица1.A" style:family="table-column">
      <style:table-column-properties style:column-width="0.425cm"/>
    </style:style>
    <style:style style:name="Таблица1.B" style:family="table-column">
      <style:table-column-properties style:column-width="8.347cm"/>
    </style:style>
    <style:style style:name="Таблица1.A1" style:family="table-cell">
      <style:table-cell-properties style:vertical-align="middle" fo:background-color="#eeeeee" fo:padding="0cm" fo:border="none">
        <style:background-image/>
      </style:table-cell-properties>
    </style:style>
    <style:style style:name="Таблица1.B1" style:family="table-cell">
      <style:table-cell-properties style:vertical-align="middle" fo:padding="0cm" fo:border="none"/>
    </style:style>
    <style:style style:name="P1" style:family="paragraph" style:parent-style-name="Text_20_body">
      <style:text-properties fo:font-variant="normal" fo:text-transform="none" fo:color="#6b6b6b" fo:letter-spacing="normal" officeooo:rsid="00181799" officeooo:paragraph-rsid="00181799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6b6b6b" style:font-name="Open Sans" fo:font-size="10.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.476cm" fo:text-align="start" style:justify-single-word="false" fo:orphans="2" fo:widows="2" fo:text-indent="0cm" style:auto-text-indent="false"/>
      <style:text-properties fo:font-variant="normal" fo:text-transform="none" fo:color="#666666" style:font-name="inherit" fo:font-size="6.75pt" fo:letter-spacing="normal" fo:font-style="normal" fo:font-weight="bold" fo:background-color="#eeeeee" loext:padding="0cm" loext:border="none"/>
    </style:style>
    <style:style style:name="P5" style:family="paragraph" style:parent-style-name="Standard">
      <style:text-properties fo:font-variant="normal" fo:text-transform="none" fo:color="#6b6b6b" fo:letter-spacing="normal" officeooo:rsid="00181799" officeooo:paragraph-rsid="00181799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333333" style:font-name="inherit" loext:padding="0cm" loext:border="none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inherit" loext:padding="0cm" loext:border="none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loext:padding="0cm" loext:border="none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6fe0" loext:padding="0cm" loext:border="none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style:line-height-at-least="0.397cm" fo:text-align="end" style:justify-single-word="false" fo:text-indent="0cm" style:auto-text-indent="false"/>
      <style:text-properties fo:color="#aaaaaa" style:font-name="inherit" fo:font-size="9pt" loext:padding-left="0cm" loext:padding-right="0.132cm" loext:padding-top="0cm" loext:padding-bottom="0cm" loext:border-left="none" loext:border-right="0.06pt solid #dedede" loext:border-top="none" loext:border-bottom="none"/>
    </style:style>
    <style:style style:name="T1" style:family="text">
      <style:text-properties fo:color="#800080"/>
    </style:style>
    <style:style style:name="T2" style:family="text">
      <style:text-properties fo:color="#800080" fo:font-weight="bold"/>
    </style:style>
    <style:style style:name="T3" style:family="text">
      <style:text-properties fo:color="#800080" style:font-name="inherit"/>
    </style:style>
    <style:style style:name="T4" style:family="text">
      <style:text-properties fo:color="#800080" style:font-name="inherit" fo:font-weight="bold"/>
    </style:style>
    <style:style style:name="T5" style:family="text">
      <style:text-properties fo:color="#006fe0"/>
    </style:style>
    <style:style style:name="T6" style:family="text">
      <style:text-properties fo:color="#006fe0" style:font-name="inherit"/>
    </style:style>
    <style:style style:name="T7" style:family="text">
      <style:text-properties fo:color="#002d7a"/>
    </style:style>
    <style:style style:name="T8" style:family="text">
      <style:text-properties fo:color="#002d7a" style:font-name="inherit"/>
    </style:style>
    <style:style style:name="T9" style:family="text">
      <style:text-properties fo:color="#333333"/>
    </style:style>
    <style:style style:name="T10" style:family="text">
      <style:text-properties fo:color="#333333" style:font-name="inherit"/>
    </style:style>
    <style:style style:name="T11" style:family="text">
      <style:text-properties fo:color="#000000"/>
    </style:style>
    <style:style style:name="T12" style:family="text">
      <style:text-properties fo:color="#000000" fo:font-weight="bold"/>
    </style:style>
    <style:style style:name="T13" style:family="text">
      <style:text-properties fo:color="#000000" style:font-name="inherit"/>
    </style:style>
    <style:style style:name="T14" style:family="text">
      <style:text-properties fo:color="#000000" style:font-name="inherit" fo:font-weight="bold"/>
    </style:style>
    <style:style style:name="T15" style:family="text">
      <style:text-properties fo:color="#008080"/>
    </style:style>
    <style:style style:name="T16" style:family="text">
      <style:text-properties fo:color="#008080" style:font-name="inherit"/>
    </style:style>
    <style:style style:name="T17" style:family="text">
      <style:text-properties fo:color="#999999" style:font-name="inherit" fo:font-style="italic"/>
    </style:style>
    <style:style style:name="T18" style:family="text">
      <style:text-properties fo:color="#dd1144" style:font-name="inherit"/>
    </style:style>
    <style:style style:name="T19" style:family="text">
      <style:text-properties fo:color="#009999" style:font-name="inherit"/>
    </style:style>
    <style:style style:name="T20" style:family="text">
      <style:text-properties fo:color="#666666" style:font-name="inherit" fo:font-style="italic"/>
    </style:style>
    <style:style style:name="T21" style:family="text">
      <style:text-properties style:font-name="Monaco" style:font-name-asian="Monaco" style:font-name-complex="Monaco"/>
    </style:style>
    <style:style style:name="T22" style:family="text">
      <style:text-properties style:font-name="Open Sans" fo:font-size="10.5pt" fo:font-style="normal" fo:font-weight="normal"/>
    </style:style>
    <style:style style:name="T23" style:family="text">
      <style:text-properties fo:color="#c7254e" style:font-name="Menlo" fo:font-size="9pt" fo:font-style="normal" fo:font-weight="normal" fo:background-color="#f9f2f4" loext:char-shading-value="0" loext:padding="0cm" loext:border="none"/>
    </style:style>
    <style:style style:name="T24" style:family="text">
      <style:text-properties fo:font-variant="normal" fo:text-transform="none" fo:color="#6b6b6b" style:font-name="Open Sans" fo:font-size="10.5pt" fo:letter-spacing="normal" fo:font-style="normal" fo:font-weight="normal"/>
    </style:style>
    <style:style style:name="T25" style:family="text">
      <style:text-properties fo:font-variant="normal" fo:text-transform="none" fo:color="#c7254e" style:font-name="Menlo" fo:font-size="9pt" fo:letter-spacing="normal" fo:font-style="normal" fo:font-weight="normal" fo:background-color="#f9f2f4" loext:char-shading-value="0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frame" style:horizontal-pos="from-left" style:horizontal-rel="frame" fo:padding="0cm" fo:border="none"/>
    </style:style>
    <style:style style:name="Sect1" style:family="section">
      <style:section-properties fo:background-color="#f8f8ff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2">package ua.com.prologistic;</text:span></text:p>
      <text:p text:style-name="P5"><text:span text:style-name="T22"><text:s/></text:span></text:p>
      <text:p text:style-name="P5"><text:span text:style-name="T22">import java.io.File;</text:span></text:p>
      <text:p text:style-name="P5"><text:span text:style-name="T22">import java.io.FilenameFilter;</text:span></text:p>
      <text:p text:style-name="P5"><text:span text:style-name="T22"><text:s/></text:span></text:p>
      <text:p text:style-name="P5"><text:span text:style-name="T22">public class FileNameFilterExample {</text:span></text:p>
      <text:p text:style-name="P5"><text:span text:style-name="T22"><text:s/></text:span></text:p>
      <text:p text:style-name="P5"><text:span text:style-name="T22"><text:s text:c="4"/>public static void main(String[] args) {</text:span></text:p>
      <text:p text:style-name="P5"><text:span text:style-name="T22"><text:s text:c="8"/>// будем искать в папке tmp</text:span></text:p>
      <text:p text:style-name="P5"><text:span text:style-name="T22"><text:s text:c="8"/>String dir = "/Users/prologistic/tmp";</text:span></text:p>
      <text:p text:style-name="P5"><text:span text:style-name="T22"><text:s text:c="8"/>// в этой папке будем искать файлы с расширением .xml</text:span></text:p>
      <text:p text:style-name="P5"><text:span text:style-name="T22"><text:s text:c="8"/>String ext = ".xml";</text:span></text:p>
      <text:p text:style-name="P5"><text:span text:style-name="T22"><text:s text:c="8"/>// вызываем метод поиска файлов с расширением .xml в папке tmp</text:span></text:p>
      <text:p text:style-name="P5"><text:span text:style-name="T22"><text:s text:c="8"/>findFiles(dir, ext);</text:span></text:p>
      <text:p text:style-name="P5"><text:span text:style-name="T22"><text:s text:c="4"/>}</text:span></text:p>
      <text:p text:style-name="P5"><text:span text:style-name="T22"><text:s text:c="4"/></text:span></text:p>
      <text:p text:style-name="P5"><text:span text:style-name="T22"><text:s text:c="4"/>// метод поиска</text:span></text:p>
      <text:p text:style-name="P5"><text:span text:style-name="T22"><text:s text:c="4"/>private static void findFiles(String dir, String ext) {</text:span></text:p>
      <text:p text:style-name="P5"><text:span text:style-name="T22"><text:s text:c="8"/>File file = new File(dir);</text:span></text:p>
      <text:p text:style-name="P5"><text:span text:style-name="T22"><text:s text:c="8"/>if(!file.exists()) System.out.println(dir + " папка не существует");</text:span></text:p>
      <text:p text:style-name="P5"><text:span text:style-name="T22"><text:s text:c="8"/>File[] listFiles = file.listFiles(new MyFileNameFilter(ext));</text:span></text:p>
      <text:p text:style-name="P5"><text:span text:style-name="T22"><text:s text:c="8"/>if(listFiles.length == 0){</text:span></text:p>
      <text:p text:style-name="P5"><text:span text:style-name="T22"><text:s text:c="12"/>System.out.println(dir + " не содержит файлов с расширением " + ext);</text:span></text:p>
      <text:p text:style-name="P5"><text:span text:style-name="T22"><text:s text:c="8"/>}else{</text:span></text:p>
      <text:p text:style-name="P5"><text:span text:style-name="T22"><text:s text:c="12"/>for(File f : listFiles)</text:span></text:p>
      <text:p text:style-name="P5"><text:span text:style-name="T22"><text:s text:c="16"/>System.out.println("Файл: " + dir + File.separator + f.getName());</text:span></text:p>
      <text:p text:style-name="P5"><text:span text:style-name="T22"><text:s text:c="8"/>}</text:span></text:p>
      <text:p text:style-name="P5"><text:span text:style-name="T22"><text:s text:c="4"/>}</text:span></text:p>
      <text:p text:style-name="P5"><text:span text:style-name="T22"><text:s/></text:span></text:p>
      <text:p text:style-name="P5"><text:span text:style-name="T22"><text:s text:c="4"/>// Реализация интерфейса FileNameFilter</text:span></text:p>
      <text:p text:style-name="P5"><text:span text:style-name="T22"><text:s text:c="4"/>public static class MyFileNameFilter implements FilenameFilter{</text:span></text:p>
      <text:p text:style-name="P5"><text:span text:style-name="T22"><text:s text:c="9"/></text:span></text:p>
      <text:p text:style-name="P5"><text:span text:style-name="T22"><text:s text:c="8"/>private String ext;</text:span></text:p>
      <text:p text:style-name="P5"><text:span text:style-name="T22"><text:s text:c="9"/></text:span></text:p>
      <text:p text:style-name="P5"><text:span text:style-name="T22"><text:s text:c="8"/>public MyFileNameFilter(String ext){</text:span></text:p>
      <text:p text:style-name="P5"><text:span text:style-name="T22"><text:s text:c="12"/>this.ext = ext.toLowerCase();</text:span></text:p>
      <text:p text:style-name="P5"><text:span text:style-name="T22"><text:s text:c="8"/>}</text:span></text:p>
      <text:p text:style-name="P5"><text:span text:style-name="T22"><text:s text:c="8"/>@Override</text:span></text:p>
      <text:p text:style-name="P5"><text:span text:style-name="T22"><text:s text:c="8"/>public boolean accept(File dir, String name) {</text:span></text:p>
      <text:p text:style-name="P5"><text:span text:style-name="T22"><text:s text:c="12"/>return name.toLowerCase().endsWith(ext);</text:span></text:p>
      <text:p text:style-name="P5"><text:span text:style-name="T22"><text:s text:c="8"/>}</text:span></text:p>
      <text:p text:style-name="P5"><text:span text:style-name="T22"><text:s text:c="4"/>}</text:span></text:p>
      <text:p text:style-name="P5"><text:span text:style-name="T22"><text:s/></text:span></text:p>
      <text:p text:style-name="P5"><text:span text:style-name="T22">}</text:span></text:p>
      <text:p text:style-name="P5"><text:span text:style-name="T22"/></text:p>
      <text:p text:style-name="P1"><text:span text:style-name="T22">Класс </text:span><text:span text:style-name="Source_20_Text"><text:span text:style-name="T23">MyFileNameFilter</text:span></text:span><text:span text:style-name="T22"> реализует интерфейс </text:span><text:span text:style-name="Source_20_Text"><text:span text:style-name="T23">FilenameFilter</text:span></text:span><text:span text:style-name="T22">. Метод </text:span><text:span text:style-name="Source_20_Text"><text:span text:style-name="T23">accept</text:span></text:span><text:span text:style-name="T22">проверяет имя файла на наличие определенного расширения. В методе </text:span><text:span text:style-name="Source_20_Text"><text:span text:style-name="T23">main()</text:span></text:span><text:span text:style-name="T22"> мы вызываем метод </text:span><text:span text:style-name="Source_20_Text"><text:span text:style-name="T23">findFiles</text:span></text:span><text:span text:style-name="T22">, который использует </text:span><text:span text:style-name="Source_20_Text"><text:span text:style-name="T23">MyFileNameFilter</text:span></text:span><text:span text:style-name="T22"> для определения файлов в формате XML.</text:span></text:p>
      <text:p text:style-name="P3">Результат выполнения программы:</text:p>
      <text:section text:style-name="Sect1" text:name="crayon-589ad5153e270594198344">
        <text:p text:style-name="P4"><draw:frame draw:style-name="fr1" draw:name="Врезка1" text:anchor-type="paragraph" svg:width="0.635cm" draw:z-index="0"><draw:text-box fo:min-height="0.041cm"><draw:frame draw:style-name="fr2" draw:name="Врезка2" text:anchor-type="frame" svg:x="0cm" svg:y="0.238cm" svg:width="0.635cm" draw:z-index="1"><draw:text-box fo:min-height="0.423cm"><text:p text:style-name="Text_20_body"/></draw:text-box></draw:frame><text:p text:style-name="Text_20_body"/></draw:text-box></draw:frame><draw:frame draw:style-name="fr1" draw:name="Врезка3" text:anchor-type="paragraph" svg:width="0.635cm" draw:z-index="2"><draw:text-box fo:min-height="0.041cm"><draw:frame draw:style-name="fr2" draw:name="Врезка4" text:anchor-type="frame" svg:x="0cm" svg:y="0.238cm" svg:width="0.635cm" draw:z-index="3"><draw:text-box fo:min-height="0.423cm"><text:p text:style-name="Text_20_body"/></draw:text-box></draw:frame><text:p text:style-name="Text_20_body"/></draw:text-box></draw:frame><draw:frame draw:style-name="fr1" draw:name="Врезка5" text:anchor-type="paragraph" svg:width="0.635cm" draw:z-index="4"><draw:text-box fo:min-height="0.041cm"><draw:frame draw:style-name="fr2" draw:name="Врезка6" text:anchor-type="frame" svg:x="0cm" svg:y="0.238cm" svg:width="0.635cm" draw:z-index="5"><draw:text-box fo:min-height="0.423cm"><text:p text:style-name="Text_20_body"/></draw:text-box></draw:frame><text:p text:style-name="Text_20_body"/></draw:text-box></draw:frame><draw:frame draw:style-name="fr1" draw:name="Врезка7" text:anchor-type="paragraph" svg:width="0.635cm" draw:z-index="6"><draw:text-box fo:min-height="0.041cm"><draw:frame draw:style-name="fr2" draw:name="Врезка8" text:anchor-type="frame" svg:x="0cm" svg:y="0.238cm" svg:width="0.635cm" draw:z-index="7"><draw:text-box fo:min-height="0.423cm"><text:p text:style-name="Text_20_body"/></draw:text-box></draw:frame><text:p text:style-name="Text_20_body"/></draw:text-box></draw:frame><draw:frame draw:style-name="fr1" draw:name="Врезка9" text:anchor-type="paragraph" svg:width="0.635cm" draw:z-index="8"><draw:text-box fo:min-height="0.041cm"><draw:frame draw:style-name="fr2" draw:name="Врезка10" text:anchor-type="frame" svg:x="0cm" svg:y="0.238cm" svg:width="0.635cm" draw:z-index="9"><draw:text-box fo:min-height="0.423cm"><text:p text:style-name="Text_20_body"/></draw:text-box></draw:frame><text:p text:style-name="Text_20_body"/></draw:text-box></draw:frame>Java</text:p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P11">1</text:p>
              <text:p text:style-name="P11">2</text:p>
              <text:p text:style-name="P11">3</text:p>
            </table:table-cell>
            <table:table-cell table:style-name="Таблица1.B1" office:value-type="string">
              <text:section text:style-name="Sect2" text:name="crayon-589ad5153e270594198344-1">
                <text:p text:style-name="P8">Файл<text:span text:style-name="T5">: /</text:span><text:span text:style-name="T7">Users</text:span><text:span text:style-name="T5">/</text:span><text:span text:style-name="T7">prologistic</text:span><text:span text:style-name="T5">/</text:span><text:span text:style-name="T7">tmp</text:span><text:span text:style-name="T5">/</text:span><text:span text:style-name="T7">data</text:span><text:span text:style-name="T9">.</text:span><text:span text:style-name="T11">Xml</text:span></text:p>
              </text:section>
              <text:section text:style-name="Sect2" text:name="crayon-589ad5153e270594198344-2">
                <text:p text:style-name="P8">Файл<text:span text:style-name="T5">: /</text:span><text:span text:style-name="T7">Users</text:span><text:span text:style-name="T5">/</text:span><text:span text:style-name="T7">prologistic</text:span><text:span text:style-name="T5">/</text:span><text:span text:style-name="T7">tmp</text:span><text:span text:style-name="T5">/</text:span><text:span text:style-name="T7">DB</text:span><text:span text:style-name="T9">.</text:span><text:span text:style-name="T11">xml</text:span></text:p>
              </text:section>
              <text:section text:style-name="Sect2" text:name="crayon-589ad5153e270594198344-3">
                <text:p text:style-name="P8">Файл<text:span text:style-name="T5">: /</text:span><text:span text:style-name="T7">Users</text:span><text:span text:style-name="T5">/</text:span><text:span text:style-name="T7">prologistic</text:span><text:span text:style-name="T5">/</text:span><text:span text:style-name="T7">tmp</text:span><text:span text:style-name="T5">/</text:span><text:span text:style-name="T7">item</text:span><text:span text:style-name="T9">.</text:span><text:span text:style-name="T7">XML</text:span></text:p>
              </text:section>
            </table:table-cell>
          </table:table-row>
        </table:table>
      </text:section>
      <text:p text:style-name="P2"><text:span text:style-name="T24">Обратите внимание, что класс </text:span><text:span text:style-name="Source_20_Text"><text:span text:style-name="T25">MyFileNameFilter</text:span></text:span><text:span text:style-name="T24"> написан таким образом, чтобы игнорировать регистр при проверке расширение файла.</text:span></text:p>
      <text:p text:style-name="P5"><text:soft-page-break/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Courier New', monospace"/>
    <style:font-face style:name="Monaco" svg:font-family="Monaco, MonacoRegular, 'Courier New', monospace"/>
    <style:font-face style:name="Open Sans" svg:font-family="'Open Sans'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11:58:15.507647998</meta:creation-date>
    <dc:date>2017-02-08T12:02:59.620462750</dc:date>
    <meta:editing-duration>PT4M48S</meta:editing-duration>
    <meta:editing-cycles>1</meta:editing-cycles>
    <meta:document-statistic meta:table-count="1" meta:image-count="0" meta:object-count="0" meta:page-count="2" meta:paragraph-count="54" meta:word-count="201" meta:character-count="1862" meta:non-whitespace-character-count="1440"/>
    <meta:generator>LibreOffice/5.2.2.2$Linux_X86_64 LibreOffice_project/20m0$Build-2</meta:generator>
  </office:meta>
</office:document-meta>
</file>